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a195" officeooo:paragraph-rsid="000aa195"/>
    </style:style>
    <style:style style:name="P2" style:family="paragraph" style:parent-style-name="Standard">
      <style:text-properties officeooo:rsid="000c6f14" officeooo:paragraph-rsid="000c6f14"/>
    </style:style>
    <style:style style:name="P3" style:family="paragraph" style:parent-style-name="Standard">
      <style:text-properties officeooo:rsid="000cd634" officeooo:paragraph-rsid="000c6f14"/>
    </style:style>
    <style:style style:name="P4" style:family="paragraph" style:parent-style-name="Standard">
      <style:text-properties officeooo:rsid="000cd634" officeooo:paragraph-rsid="000cd634"/>
    </style:style>
    <style:style style:name="P5" style:family="paragraph" style:parent-style-name="Standard">
      <style:text-properties officeooo:rsid="000cd634" officeooo:paragraph-rsid="000df906"/>
    </style:style>
    <style:style style:name="P6" style:family="paragraph" style:parent-style-name="Standard">
      <style:text-properties officeooo:rsid="000df906" officeooo:paragraph-rsid="000df906"/>
    </style:style>
    <style:style style:name="P7" style:family="paragraph" style:parent-style-name="Standard">
      <style:text-properties officeooo:rsid="000f2ff8" officeooo:paragraph-rsid="000f2ff8"/>
    </style:style>
    <style:style style:name="T1" style:family="text">
      <style:text-properties officeooo:rsid="000c6f14"/>
    </style:style>
    <style:style style:name="T2" style:family="text">
      <style:text-properties officeooo:rsid="000cd634"/>
    </style:style>
    <style:style style:name="T3" style:family="text">
      <style:text-properties officeooo:rsid="000df9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ing</text:p>
      <text:p text:style-name="P1"/>
      <text:p text:style-name="P1">Von Messing wurde nach je 1 oder 2 <text:span text:style-name="T1">Ätz</text:span>schritten mit 10-facher und 20-facher Vergrößerung</text:p>
      <text:p text:style-name="P2">ein Bild mit dem Auflichtmikroskop aufgenommen (siehe Grafik XY). Man kann klar erkennen dass nach dem ersten 10 sekündigen Ätzschritt das Bild noch sehr geringen Kontrast zwischen den beiden Phasen aufweist, während nach dem zweiten 10 sekündigen Ätzschritt der Kontrast deutlich verbessert wurde. Die helleren Bereiche sind mit den Alphamischkristallen zu identifizieren, da <text:span text:style-name="T2">diese mehr Säureresistent sind, als die betamischkristalle. </text:span></text:p>
      <text:p text:style-name="P3"/>
      <text:p text:style-name="P2"/>
      <text:p text:style-name="P2"/>
      <text:p text:style-name="P4">Für die Bestimmung des Zinkanteils der Legierung ist die Bestimmung der Volumenanteile der einzelnen Phasen notwendig. <text:span text:style-name="T3">Diese Anteile sind identisch zu den Flächenanteilen der beiden Phasen in den Bildern, da wir die Fläche zunächst poliert haben (planparallele Fläche).</text:span></text:p>
      <text:p text:style-name="P6">Die Bestimmung dieser Flächenanteile haben wir mit zwei verschiedenen Methoden durchgeführt</text:p>
      <text:p text:style-name="P4">Die Auswertung wurde auf 2 verschiedenen Methoden durchgeführt</text:p>
      <text:p text:style-name="P4"/>
      <text:p text:style-name="P5">Methode 1: Flächenanalyse mit PC </text:p>
      <text:p text:style-name="P5"/>
      <text:p text:style-name="P5">siehe Bild XY. Mit dem Programmes ImageJ wurde das Bild mithilfe eines Schwellwertes in schwarz-weiß überführt. Der Anteil der schwarzen bzw. weißen Pixel entspricht dann dem Flächenanteil bzw. auch dem Volumenanteil der entsprechenden Phase.</text:p>
      <text:p text:style-name="P4">In Bild XY kann man die Grauwertverteilung beispielhaft von XYZ betrachten. Die zwei Phasen entsprechen in diesem Histogramm zwei getrennten Gaußverteilungen, die überlappen. Durch diesen Überlapp kann der Schwellwert nicht eindeutig festgelegt werden und muss nach Augenmaß, <text:span text:style-name="T3">zwischen den beiden Verteilungen</text:span>, gewählt werden. Hierdurch entsteht ein nicht zu vernachlässigender systematischer Messfehler – <text:span text:style-name="T3">wählt man den Schwellwert beispielshalber immer in der Mitte zwischen beiden Kurven</text:span>. </text:p>
      <text:p text:style-name="P6">Bei den Bildern die nur einen Ätzschritt abbilden fallen diese Kurven aufgrund des geringen Kontrasts komplett aufeinander. Sie sind folglich nicht für diese Methode geeignet und werden nicht in die Berechnungen miteinbezogen.</text:p>
      <text:p text:style-name="P6"/>
      <text:p text:style-name="P6">Methode 2: Linienanalyse mit Lineal</text:p>
      <text:p text:style-name="P6"/>
      <text:p text:style-name="P6">Details zur ausführung der Linienanalyse kann im Skript XYZ nachgelesen werden. Die Analyse selbst kann im Anhang auf Seite XYZ gefunden werden.</text:p>
      <text:p text:style-name="P6"/>
      <text:p text:style-name="P6">Es wurden folgende Werte ermittelt:</text:p>
      <text:p text:style-name="P6">Tabelle mit Flächenanteilen jeweils ermittelt für 2Sch10x, 2Sch20x und Linienanalyse</text:p>
      <text:p text:style-name="P6"/>
      <text:p text:style-name="P7">Man kann sehen, dass die Werte für die Linienanalyse etwas geringer sind als die der Flächenanalys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4:06:13.632000000</meta:creation-date>
    <dc:date>2016-11-24T16:00:51.015000000</dc:date>
    <meta:editing-duration>PT3M36S</meta:editing-duration>
    <meta:editing-cycles>1</meta:editing-cycles>
    <meta:document-statistic meta:table-count="0" meta:image-count="0" meta:object-count="0" meta:page-count="1" meta:paragraph-count="15" meta:word-count="324" meta:character-count="2344" meta:non-whitespace-character-count="2030"/>
    <meta:generator>LibreOffice/4.3.4.1$Windows_x86 LibreOffice_project/bc356b2f991740509f321d70e4512a6a54c5f243</meta:generator>
  </office:meta>
</office:document-meta>
</file>